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size="16pt" fo:font-weight="bold" officeooo:rsid="004c84fb" officeooo:paragraph-rsid="004c84fb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Segoe UI" fo:font-weight="bold" officeooo:rsid="000f3596" officeooo:paragraph-rsid="000f3596" style:font-weight-asian="bold" style:font-weight-complex="bold"/>
    </style:style>
    <style:style style:name="P3" style:family="paragraph" style:parent-style-name="Standard">
      <style:text-properties style:font-name="Source Code Pro" fo:font-size="10pt" officeooo:rsid="000f3596" officeooo:paragraph-rsid="000f3596" style:font-size-asian="10pt" style:font-size-complex="10pt"/>
    </style:style>
    <style:style style:name="P4" style:family="paragraph" style:parent-style-name="Standard">
      <style:text-properties style:font-name="Segoe UI" officeooo:rsid="000f3596" officeooo:paragraph-rsid="000f3596"/>
    </style:style>
    <style:style style:name="P5" style:family="paragraph" style:parent-style-name="Standard">
      <style:text-properties style:font-name="Segoe UI" officeooo:rsid="000f3596" officeooo:paragraph-rsid="004f00a3"/>
    </style:style>
    <style:style style:name="P6" style:family="paragraph" style:parent-style-name="Standard">
      <style:text-properties style:font-name="Segoe UI" officeooo:rsid="0010d8f9" officeooo:paragraph-rsid="0010d8f9"/>
    </style:style>
    <style:style style:name="P7" style:family="paragraph" style:parent-style-name="Standard">
      <style:text-properties style:font-name="Source Code Pro" fo:font-size="10pt" officeooo:rsid="00528793" officeooo:paragraph-rsid="00528793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Segoe UI" officeooo:rsid="0012822f" officeooo:paragraph-rsid="0012822f"/>
    </style:style>
    <style:style style:name="P9" style:family="paragraph" style:parent-style-name="Standard">
      <style:paragraph-properties fo:text-align="justify" style:justify-single-word="false"/>
      <style:text-properties style:font-name="Source Code Pro" fo:font-size="10pt" officeooo:rsid="00178529" officeooo:paragraph-rsid="0012822f" style:font-size-asian="8.75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Segoe UI" officeooo:rsid="00178529" officeooo:paragraph-rsid="00178529"/>
    </style:style>
    <style:style style:name="P11" style:family="paragraph" style:parent-style-name="Standard">
      <style:text-properties style:font-name="Segoe UI" officeooo:rsid="000f3596" officeooo:paragraph-rsid="000f3596"/>
    </style:style>
    <style:style style:name="P12" style:family="paragraph" style:parent-style-name="Standard">
      <style:text-properties style:font-name="Segoe UI" officeooo:rsid="0010d8f9" officeooo:paragraph-rsid="0010d8f9"/>
    </style:style>
    <style:style style:name="P13" style:family="paragraph" style:parent-style-name="Standard">
      <style:text-properties style:font-name="Segoe UI" officeooo:rsid="0010d8f9" officeooo:paragraph-rsid="0012822f"/>
    </style:style>
    <style:style style:name="P14" style:family="paragraph" style:parent-style-name="Standard">
      <style:paragraph-properties fo:text-align="justify" style:justify-single-word="false"/>
      <style:text-properties style:font-name="Segoe UI" officeooo:rsid="00178529" officeooo:paragraph-rsid="00178529"/>
    </style:style>
    <style:style style:name="P15" style:family="paragraph" style:parent-style-name="Standard">
      <style:paragraph-properties fo:text-align="justify" style:justify-single-word="false"/>
      <style:text-properties style:font-name="Segoe UI" officeooo:rsid="0012822f" officeooo:paragraph-rsid="0012822f"/>
    </style:style>
    <style:style style:name="P16" style:family="paragraph" style:parent-style-name="Standard">
      <style:text-properties style:font-name="Segoe UI" fo:font-size="16pt" fo:font-weight="bold" officeooo:rsid="004c84fb" officeooo:paragraph-rsid="004c84fb" style:font-size-asian="16pt" style:font-weight-asian="bold" style:font-size-complex="16pt" style:font-weight-complex="bold"/>
    </style:style>
    <style:style style:name="P17" style:family="paragraph" style:parent-style-name="Standard">
      <style:text-properties style:font-name="Segoe UI" officeooo:rsid="000f3596" officeooo:paragraph-rsid="000f3596"/>
    </style:style>
    <style:style style:name="P18" style:family="paragraph" style:parent-style-name="Standard">
      <style:text-properties style:font-name="Segoe UI" officeooo:rsid="000f3596" officeooo:paragraph-rsid="004f00a3"/>
    </style:style>
    <style:style style:name="P19" style:family="paragraph" style:parent-style-name="Standard">
      <style:text-properties style:font-name="Segoe UI" officeooo:rsid="0010d8f9" officeooo:paragraph-rsid="0010d8f9"/>
    </style:style>
    <style:style style:name="P20" style:family="paragraph" style:parent-style-name="Standard">
      <style:text-properties style:font-name="Segoe UI" fo:font-weight="bold" officeooo:rsid="000f3596" officeooo:paragraph-rsid="000f3596" style:font-weight-asian="bold" style:font-weight-complex="bold"/>
    </style:style>
    <style:style style:name="P21" style:family="paragraph" style:parent-style-name="Standard">
      <style:text-properties style:font-name="Segoe UI" officeooo:rsid="004f00a3" officeooo:paragraph-rsid="004f00a3"/>
    </style:style>
    <style:style style:name="P22" style:family="paragraph" style:parent-style-name="Standard">
      <style:text-properties style:font-name="Segoe UI" officeooo:rsid="0052fc4a" officeooo:paragraph-rsid="0052fc4a"/>
    </style:style>
    <style:style style:name="P23" style:family="paragraph" style:parent-style-name="Standard">
      <style:text-properties style:font-name="Source Code Pro" fo:font-size="10pt" officeooo:rsid="000f3596" officeooo:paragraph-rsid="000f3596" style:font-size-asian="10pt" style:font-size-complex="10pt"/>
    </style:style>
    <style:style style:name="P24" style:family="paragraph" style:parent-style-name="Standard">
      <style:text-properties style:font-name="Source Code Pro" fo:font-size="10pt" officeooo:rsid="00528793" officeooo:paragraph-rsid="00528793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Source Code Pro" fo:font-size="10pt" officeooo:rsid="0035729c" officeooo:paragraph-rsid="0052fc4a" style:font-size-asian="8.75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Source Code Pro" fo:font-size="10pt" officeooo:rsid="00178529" officeooo:paragraph-rsid="0012822f" style:font-size-asian="8.75pt" style:font-size-complex="10pt"/>
    </style:style>
    <style:style style:name="P27" style:family="paragraph" style:parent-style-name="Standard">
      <style:text-properties style:font-name="Source Code Pro" fo:font-size="10pt" officeooo:rsid="004f00a3" officeooo:paragraph-rsid="000f3596" style:font-size-asian="8.75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Source Code Pro" fo:font-size="10pt" style:text-underline-style="none" officeooo:rsid="001bbf4f" officeooo:paragraph-rsid="0052fc4a" style:font-size-asian="8.69999980926514pt" style:font-size-complex="10pt"/>
    </style:style>
    <style:style style:name="T1" style:family="text">
      <style:text-properties officeooo:rsid="000f3596"/>
    </style:style>
    <style:style style:name="T2" style:family="text">
      <style:text-properties officeooo:rsid="0010d8f9"/>
    </style:style>
    <style:style style:name="T3" style:family="text">
      <style:text-properties style:font-name="Source Code Pro" fo:font-size="10pt" officeooo:rsid="0010d8f9" style:font-size-asian="10pt" style:font-size-complex="10pt"/>
    </style:style>
    <style:style style:name="T4" style:family="text">
      <style:text-properties style:font-name="Source Code Pro" fo:font-size="10pt" officeooo:rsid="001595e3" style:font-size-asian="10pt" style:font-size-complex="10pt"/>
    </style:style>
    <style:style style:name="T5" style:family="text">
      <style:text-properties officeooo:rsid="0013fbc6"/>
    </style:style>
    <style:style style:name="T6" style:family="text">
      <style:text-properties officeooo:rsid="001595e3"/>
    </style:style>
    <style:style style:name="T7" style:family="text">
      <style:text-properties officeooo:rsid="0015e74d"/>
    </style:style>
    <style:style style:name="T8" style:family="text">
      <style:text-properties style:font-name="Source Code Pro" fo:font-size="10pt" style:text-underline-style="none" officeooo:rsid="00179789" style:font-size-asian="8.75pt" style:font-size-complex="10pt"/>
    </style:style>
    <style:style style:name="T9" style:family="text">
      <style:text-properties officeooo:rsid="0010d8f9"/>
    </style:style>
    <style:style style:name="T10" style:family="text">
      <style:text-properties officeooo:rsid="0013fbc6"/>
    </style:style>
    <style:style style:name="T11" style:family="text">
      <style:text-properties officeooo:rsid="001595e3"/>
    </style:style>
    <style:style style:name="T12" style:family="text">
      <style:text-properties officeooo:rsid="0015e74d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179789" style:font-size-asian="8.75pt"/>
    </style:style>
    <style:style style:name="T15" style:family="text">
      <style:text-properties style:font-name="Source Code Pro" fo:font-size="10pt" officeooo:rsid="004f00a3" style:font-size-asian="8.75pt" style:font-size-complex="10pt"/>
    </style:style>
    <style:style style:name="T16" style:family="text">
      <style:text-properties style:font-name="Source Code Pro" fo:font-size="10pt" officeooo:rsid="001595e3" style:font-size-asian="10pt" style:font-size-complex="10pt"/>
    </style:style>
    <style:style style:name="T17" style:family="text">
      <style:text-properties style:font-name="Source Code Pro" fo:font-size="10pt" officeooo:rsid="0010d8f9" style:font-size-asian="10pt" style:font-size-complex="10pt"/>
    </style:style>
    <style:style style:name="T18" style:family="text">
      <style:text-properties style:font-name="Source Code Pro" fo:font-size="10pt" style:text-underline-style="none" officeooo:rsid="00179789" style:font-size-asian="8.75pt" style:font-size-complex="10pt"/>
    </style:style>
    <style:style style:name="T19" style:family="text">
      <style:text-properties officeooo:rsid="0046d598"/>
    </style:style>
    <style:style style:name="T20" style:family="text">
      <style:text-properties officeooo:rsid="00480d2b"/>
    </style:style>
    <style:style style:name="T21" style:family="text">
      <style:text-properties officeooo:rsid="00179789" style:font-size-asian="8.75pt"/>
    </style:style>
    <style:style style:name="T22" style:family="text">
      <style:text-properties officeooo:rsid="000f3596"/>
    </style:style>
    <style:style style:name="T23" style:family="text">
      <style:text-properties officeooo:rsid="004eaeb3"/>
    </style:style>
    <style:style style:name="T24" style:family="text">
      <style:text-properties officeooo:rsid="004f00a3"/>
    </style:style>
    <style:style style:name="T25" style:family="text">
      <style:text-properties officeooo:rsid="00509e3b"/>
    </style:style>
    <style:style style:name="T26" style:family="text">
      <style:text-properties officeooo:rsid="00528793"/>
    </style:style>
    <style:style style:name="T27" style:family="text">
      <style:text-properties officeooo:rsid="0052fc4a"/>
    </style:style>
    <style:style style:name="T28" style:family="text">
      <style:text-properties officeooo:rsid="00541309"/>
    </style:style>
    <style:style style:name="T29" style:family="text">
      <style:text-properties officeooo:rsid="00557d6c"/>
    </style:style>
  </office:automatic-styles>
  <office:body>
    <office:text>
      <office:forms form:automatic-focus="false" form:apply-design-mode="false"/>
      <text:tracked-changes>
        <text:changed-region xml:id="ct590076856" text:id="ct590076856">
          <text:deletion>
            <office:change-info>
              <dc:creator>Autor desconhecido</dc:creator>
              <dc:date>2017-11-30T09:39:14</dc:date>
            </office:change-info>
            <text:p text:style-name="P1"><text:span text:style-name="T1">Geração de Chave para o Web Service</text:span></text:p>
          </text:deletion>
        </text:changed-region>
        <text:changed-region xml:id="ct588069352" text:id="ct588069352">
          <text:insertion>
            <office:change-info>
              <dc:creator>Autor desconhecido</dc:creator>
              <dc:date>2017-11-30T10:31:41</dc:date>
            </office:change-info>
          </text:insertion>
        </text:changed-region>
        <text:changed-region xml:id="ct590077216" text:id="ct590077216">
          <text:insertion>
            <office:change-info>
              <dc:creator>Autor desconhecido</dc:creator>
              <dc:date>2017-11-30T09:39:14</dc:date>
            </office:change-info>
          </text:insertion>
        </text:changed-region>
        <text:changed-region xml:id="ct784607680" text:id="ct784607680">
          <text:deletion>
            <office:change-info>
              <dc:creator>Autor desconhecido</dc:creator>
              <dc:date>2017-11-30T09:39:41</dc:date>
            </office:change-info>
            <text:p text:style-name="P2">Chave para o Unity:</text:p>
            <text:p text:style-name="P3">-hmy|:djCle@|6&amp;ydd;/)?/cs,'w5P9s"`h_g+PM}IFU-#~T-$M6DU%3E[T@^kw</text:p>
            <text:p text:style-name="P4">(lembrando que, no C#, as aspas deverão estar como \", pois tem uma aspa nessa chave – posição 32).</text:p>
            <text:p text:style-name="P4"/>
            <text:p text:style-name="P2"/>
          </text:deletion>
        </text:changed-region>
        <text:changed-region xml:id="ct784607320" text:id="ct784607320">
          <text:deletion>
            <office:change-info>
              <dc:creator>Autor desconhecido</dc:creator>
              <dc:date>2017-11-30T09:39:44</dc:date>
            </office:change-info>
            <text:p text:style-name="P2">gerar a chave para se logar no web service</text:p>
          </text:deletion>
        </text:changed-region>
        <text:changed-region xml:id="ct784607800" text:id="ct784607800">
          <text:insertion>
            <office:change-info>
              <dc:creator>Autor desconhecido</dc:creator>
              <dc:date>2017-11-30T09:39:48</dc:date>
            </office:change-info>
          </text:insertion>
        </text:changed-region>
        <text:changed-region xml:id="ct779297040" text:id="ct779297040">
          <text:insertion>
            <office:change-info>
              <dc:creator>Autor desconhecido</dc:creator>
              <dc:date>2017-11-30T09:41:10</dc:date>
            </office:change-info>
          </text:insertion>
        </text:changed-region>
        <text:changed-region xml:id="ct779078312" text:id="ct779078312">
          <text:deletion>
            <office:change-info>
              <dc:creator>Autor desconhecido</dc:creator>
              <dc:date>2017-11-30T09:41:36</dc:date>
            </office:change-info>
            <text:p text:style-name="P5"/>
            <text:p text:style-name="P5"/>
          </text:deletion>
        </text:changed-region>
        <text:changed-region xml:id="ct779078432" text:id="ct779078432">
          <text:insertion>
            <office:change-info>
              <dc:creator>Autor desconhecido</dc:creator>
              <dc:date>2017-11-30T09:41:36</dc:date>
            </office:change-info>
          </text:insertion>
        </text:changed-region>
        <text:changed-region xml:id="ct779079032" text:id="ct779079032">
          <text:insertion>
            <office:change-info>
              <dc:creator>Autor desconhecido</dc:creator>
              <dc:date>2017-11-30T09:41:38</dc:date>
            </office:change-info>
          </text:insertion>
        </text:changed-region>
        <text:changed-region xml:id="ct779077712" text:id="ct779077712">
          <text:deletion>
            <office:change-info>
              <dc:creator>Autor desconhecido</dc:creator>
              <dc:date>2017-11-30T09:41:39</dc:date>
            </office:change-info>
            <text:p text:style-name="P5">)</text:p>
          </text:deletion>
        </text:changed-region>
        <text:changed-region xml:id="ct586326320" text:id="ct586326320">
          <text:deletion>
            <office:change-info>
              <dc:creator>Autor desconhecido</dc:creator>
              <dc:date>2017-11-29T11:51:12</dc:date>
            </office:change-info>
            <text:p text:style-name="P5">Crie <text:span text:style-name="T2">uma lista de inteiros:</text:span></text:p>
          </text:deletion>
        </text:changed-region>
        <text:changed-region xml:id="ct779297520" text:id="ct779297520">
          <text:insertion>
            <office:change-info>
              <dc:creator>Autor desconhecido</dc:creator>
              <dc:date>2017-11-30T09:40:44</dc:date>
            </office:change-info>
          </text:insertion>
        </text:changed-region>
        <text:changed-region xml:id="ct779296920" text:id="ct779296920">
          <text:insertion>
            <office:change-info>
              <dc:creator>Autor desconhecido</dc:creator>
              <dc:date>2017-11-30T09:41:06</dc:date>
            </office:change-info>
          </text:insertion>
        </text:changed-region>
        <text:changed-region xml:id="ct586326920" text:id="ct586326920">
          <text:insertion>
            <office:change-info>
              <dc:creator>Autor desconhecido</dc:creator>
              <dc:date>2017-11-29T11:51:18</dc:date>
            </office:change-info>
          </text:insertion>
        </text:changed-region>
        <text:changed-region xml:id="ct779077592" text:id="ct779077592">
          <text:deletion>
            <office:change-info>
              <dc:creator>Autor desconhecido</dc:creator>
              <dc:date>2017-11-29T11:51:38</dc:date>
            </office:change-info>
            <text:p text:style-name="P5"><text:span text:style-name="T3">List&lt;</text:span><text:span text:style-name="T4">byte</text:span><text:span text:style-name="T3">&gt; lsCaracteres = new List&lt;</text:span><text:span text:style-name="T4">byte</text:span><text:span text:style-name="T3">&gt;();</text:span></text:p>
          </text:deletion>
        </text:changed-region>
        <text:changed-region xml:id="ct779078552" text:id="ct779078552">
          <text:insertion>
            <office:change-info>
              <dc:creator>Autor desconhecido</dc:creator>
              <dc:date>2017-11-30T09:41:43</dc:date>
            </office:change-info>
          </text:insertion>
        </text:changed-region>
        <text:changed-region xml:id="ct779079272" text:id="ct779079272">
          <text:insertion>
            <office:change-info>
              <dc:creator>Autor desconhecido</dc:creator>
              <dc:date>2017-11-30T09:43:07</dc:date>
            </office:change-info>
          </text:insertion>
        </text:changed-region>
        <text:changed-region xml:id="ct156292784" text:id="ct156292784">
          <text:insertion>
            <office:change-info>
              <dc:creator>Autor desconhecido</dc:creator>
              <dc:date>2017-11-30T10:25:32</dc:date>
            </office:change-info>
          </text:insertion>
        </text:changed-region>
        <text:changed-region xml:id="ct156292424" text:id="ct156292424">
          <text:deletion>
            <office:change-info>
              <dc:creator>Autor desconhecido</dc:creator>
              <dc:date>2017-11-30T10:25:31</dc:date>
            </office:change-info>
            <text:p text:style-name="P6">2</text:p>
          </text:deletion>
        </text:changed-region>
        <text:changed-region xml:id="ct156292304" text:id="ct156292304">
          <text:insertion>
            <office:change-info>
              <dc:creator>Autor desconhecido</dc:creator>
              <dc:date>2017-11-30T10:25:31</dc:date>
            </office:change-info>
          </text:insertion>
        </text:changed-region>
        <text:changed-region xml:id="ct156291464" text:id="ct156291464">
          <text:deletion>
            <office:change-info>
              <dc:creator>Autor desconhecido</dc:creator>
              <dc:date>2017-11-30T10:23:51</dc:date>
            </office:change-info>
            <text:p text:style-name="P6"><text:s/></text:p>
          </text:deletion>
        </text:changed-region>
        <text:changed-region xml:id="ct586333040" text:id="ct586333040">
          <text:deletion>
            <office:change-info>
              <dc:creator>Autor desconhecido</dc:creator>
              <dc:date>2017-11-29T11:52:15</dc:date>
            </office:change-info>
            <text:p text:style-name="P6"><text:span text:style-name="T5">Obtenha os códigos ASCII de cada caractere</text:span></text:p>
          </text:deletion>
        </text:changed-region>
        <text:changed-region xml:id="ct156292064" text:id="ct156292064">
          <text:insertion>
            <office:change-info>
              <dc:creator>Autor desconhecido</dc:creator>
              <dc:date>2017-11-30T10:23:52</dc:date>
            </office:change-info>
          </text:insertion>
        </text:changed-region>
        <text:changed-region xml:id="ct156292664" text:id="ct156292664">
          <text:insertion>
            <office:change-info>
              <dc:creator>Autor desconhecido</dc:creator>
              <dc:date>2017-11-30T10:24:00</dc:date>
            </office:change-info>
          </text:insertion>
        </text:changed-region>
        <text:changed-region xml:id="ct586333160" text:id="ct586333160">
          <text:deletion>
            <office:change-info>
              <dc:creator>Autor desconhecido</dc:creator>
              <dc:date>2017-11-29T11:52:28</dc:date>
            </office:change-info>
            <text:p text:style-name="P7"><text:span text:style-name="T6">lsCaracteres = Encoding.ASCII.GetBytes(strChave).ToList();</text:span></text:p>
          </text:deletion>
        </text:changed-region>
        <text:changed-region xml:id="ct156293024" text:id="ct156293024">
          <text:insertion>
            <office:change-info>
              <dc:creator>Autor desconhecido</dc:creator>
              <dc:date>2017-11-30T10:24:46</dc:date>
            </office:change-info>
          </text:insertion>
        </text:changed-region>
        <text:changed-region xml:id="ct156291704" text:id="ct156291704">
          <text:insertion>
            <office:change-info>
              <dc:creator>Autor desconhecido</dc:creator>
              <dc:date>2017-11-30T10:25:00</dc:date>
            </office:change-info>
          </text:insertion>
        </text:changed-region>
        <text:changed-region xml:id="ct457696192" text:id="ct457696192">
          <text:insertion>
            <office:change-info>
              <dc:creator>Autor desconhecido</dc:creator>
              <dc:date>2017-11-30T10:28:43</dc:date>
            </office:change-info>
          </text:insertion>
        </text:changed-region>
        <text:changed-region xml:id="ct588068752" text:id="ct588068752">
          <text:insertion>
            <office:change-info>
              <dc:creator>Autor desconhecido</dc:creator>
              <dc:date>2017-11-30T10:29:00</dc:date>
            </office:change-info>
          </text:insertion>
        </text:changed-region>
        <text:changed-region xml:id="ct588071632" text:id="ct588071632">
          <text:deletion>
            <office:change-info>
              <dc:creator>Autor desconhecido</dc:creator>
              <dc:date>2017-11-30T10:29:15</dc:date>
            </office:change-info>
            <text:p text:style-name="P8">3</text:p>
          </text:deletion>
        </text:changed-region>
        <text:changed-region xml:id="ct588071392" text:id="ct588071392">
          <text:insertion>
            <office:change-info>
              <dc:creator>Autor desconhecido</dc:creator>
              <dc:date>2017-11-30T10:29:15</dc:date>
            </office:change-info>
          </text:insertion>
        </text:changed-region>
        <text:changed-region xml:id="ct586331000" text:id="ct586331000">
          <text:deletion>
            <office:change-info>
              <dc:creator>Autor desconhecido</dc:creator>
              <dc:date>2017-11-29T11:52:41</dc:date>
            </office:change-info>
            <text:p text:style-name="P8"><text:span text:style-name="T7">Depois de pegar os caracteres, pegue a data e hora atual, dividindo-as e some com os valores da lista feita anteriormente:</text:span></text:p>
          </text:deletion>
        </text:changed-region>
        <text:changed-region xml:id="ct588071032" text:id="ct588071032">
          <text:insertion>
            <office:change-info>
              <dc:creator>Autor desconhecido</dc:creator>
              <dc:date>2017-11-30T10:29:30</dc:date>
            </office:change-info>
          </text:insertion>
        </text:changed-region>
        <text:changed-region xml:id="ct588069712" text:id="ct588069712">
          <text:deletion>
            <office:change-info>
              <dc:creator>Autor desconhecido</dc:creator>
              <dc:date>2017-11-30T10:31:27</dc:date>
            </office:change-info>
            <text:p text:style-name="P8"><text:span text:style-name="T8"/></text:p>
            <text:p text:style-name="P9"><text:span text:style-name="T8"/></text:p>
          </text:deletion>
        </text:changed-region>
        <text:changed-region xml:id="ct586333280" text:id="ct586333280">
          <text:deletion>
            <office:change-info>
              <dc:creator>Autor desconhecido</dc:creator>
              <dc:date>2017-11-29T11:53:18</dc:date>
            </office:change-info>
            <text:p text:style-name="P9">string strData = DateTime.Now.ToString(“yyyyMMddHHmmss”);</text:p>
            <text:p text:style-name="P8"><text:span text:style-name="T8">List&lt;byte&gt; lsData</text:span></text:p>
          </text:deletion>
        </text:changed-region>
        <text:changed-region xml:id="ct588068872" text:id="ct588068872">
          <text:deletion>
            <office:change-info>
              <dc:creator>Autor desconhecido</dc:creator>
              <dc:date>2017-11-30T10:31:27</dc:date>
            </office:change-info>
            <text:p text:style-name="P8"><text:span text:style-name="T8"/></text:p>
            <text:p text:style-name="P8"><text:span text:style-name="T8"/></text:p>
          </text:deletion>
        </text:changed-region>
        <text:changed-region xml:id="ct586333520" text:id="ct586333520">
          <text:deletion>
            <office:change-info>
              <dc:creator>Autor desconhecido</dc:creator>
              <dc:date>2017-11-28T16:31:36</dc:date>
            </office:change-info>
            <text:p text:style-name="P8"><text:span text:style-name="T8"/></text:p>
            <text:p text:style-name="P8"><text:span text:style-name="T8"/></text:p>
          </text:deletion>
        </text:changed-region>
        <text:changed-region xml:id="ct588070192" text:id="ct588070192">
          <text:deletion>
            <office:change-info>
              <dc:creator>Autor desconhecido</dc:creator>
              <dc:date>2017-11-30T10:31:27</dc:date>
            </office:change-info>
            <text:p text:style-name="P8"><text:span text:style-name="T8"/></text:p>
            <text:p text:style-name="P8"><text:span text:style-name="T8"/></text:p>
          </text:deletion>
        </text:changed-region>
        <text:changed-region xml:id="ct588071152" text:id="ct588071152">
          <text:insertion>
            <office:change-info>
              <dc:creator>Autor desconhecido</dc:creator>
              <dc:date>2017-11-30T10:31:27</dc:date>
            </office:change-info>
          </text:insertion>
        </text:changed-region>
        <text:changed-region xml:id="ct586332560" text:id="ct586332560">
          <text:insertion>
            <office:change-info>
              <dc:creator>Autor desconhecido</dc:creator>
              <dc:date>2017-11-28T16:37:05</dc:date>
            </office:change-info>
          </text:insertion>
        </text:changed-region>
        <text:changed-region xml:id="ct586331120" text:id="ct586331120">
          <text:deletion>
            <office:change-info>
              <dc:creator>Autor desconhecido</dc:creator>
              <dc:date>2017-11-29T11:56:31</dc:date>
            </office:change-info>
            <text:p text:style-name="P10">) </text:p>
          </text:deletion>
        </text:changed-region>
        <text:changed-region xml:id="ct586331240" text:id="ct586331240">
          <text:deletion>
            <office:change-info>
              <dc:creator>Autor desconhecido</dc:creator>
              <dc:date>2017-11-28T16:37:03</dc:date>
            </office:change-info>
            <text:p text:style-name="P10">4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change text:change-id="ct590076856"/><text:change-start text:change-id="ct588069352"/><text:span text:style-name="T1">Formação da URL do </text:span><text:change-end text:change-id="ct588069352"/><text:change-start text:change-id="ct590077216"/><text:span text:style-name="T1">Cliente de </text:span>Web Services de Gravação (C#)<text:change-end text:change-id="ct590077216"/></text:p>
      <text:p text:style-name="P4"/>
      <text:p text:style-name="P2"><text:change text:change-id="ct784607680"/>Passos para <text:change text:change-id="ct784607320"/><text:change-start text:change-id="ct784607800"/><text:span text:style-name="T23">acessar os web services de gravação</text:span><text:change-end text:change-id="ct784607800"/>:</text:p>
      <text:p text:style-name="P4"><text:change-start text:change-id="ct779297040"/></text:p>
      <text:p text:style-name="P21">1) Para gerar um JSON no Unity, você pode fazer de 2 modos:</text:p>
      <text:p text:style-name="P5"><text:change-end text:change-id="ct779297040"/><text:change text:change-id="ct779078312"/><text:change-start text:change-id="ct779078432"/><text:tab/><text:change-end text:change-id="ct779078432"/>1<text:change-start text:change-id="ct779079032"/>.<text:span text:style-name="T24">1.</text:span><text:change-end text:change-id="ct779079032"/><text:change text:change-id="ct779077712"/> <text:change text:change-id="ct586326320"/><text:change-start text:change-id="ct779297520"/><text:span text:style-name="T2">Se você tem um</text:span><text:change-end text:change-id="ct779297520"/><text:change-start text:change-id="ct779296920"/><text:span text:style-name="T2">a classe</text:span><text:change-end text:change-id="ct779296920"/><text:change-start text:change-id="ct586326920"/><text:span text:style-name="T2">:</text:span><text:change-end text:change-id="ct586326920"/></text:p>
      <text:p text:style-name="P5"><text:change text:change-id="ct779077592"/><text:change-start text:change-id="ct779078552"/><text:span text:style-name="T3"><text:tab/><text:tab/></text:span><text:change-end text:change-id="ct779078552"/><text:change-start text:change-id="ct779079272"/><text:span text:style-name="T15">string strJSON = JsonUtility.ToJson(objJogador);</text:span></text:p>
      <text:p text:style-name="P4"><text:span text:style-name="T25"><text:tab/>1.2. Também é possível fazer uma string se você não tiver uma classe para ela:</text:span></text:p>
      <text:p text:style-name="P27"><text:tab/><text:tab/><text:span text:style-name="T25">string strJSON = “{ “ + String.format(“\”sexo\”: {0}, \”cabelo\”: {1}, “ +</text:span></text:p>
      <text:p text:style-name="P27"><text:tab/><text:tab/><text:tab/><text:tab/><text:tab/><text:tab/><text:tab/><text:tab/> “<text:span text:style-name="T25">\”pele\”: {2}”, intSexo, intCabelo,</text:span></text:p>
      <text:p text:style-name="P27"><text:tab/><text:tab/><text:tab/><text:tab/><text:tab/><text:tab/><text:tab/><text:tab/> <text:span text:style-name="T25">intPele) + “ }”;</text:span></text:p>
      <text:p text:style-name="P4"><text:change-end text:change-id="ct779079272"/><text:change-start text:change-id="ct156292784"/></text:p>
      <text:p text:style-name="P22">2) Converta o string de JSON para Base 64:</text:p>
      <text:p text:style-name="P25">byte[] byte<text:span text:style-name="T27">JSON</text:span> = Encoding.UTF8.GetBytes(<text:span text:style-name="T19">strJSON</text:span>);</text:p>
      <text:p text:style-name="P28">string str<text:span text:style-name="T28">JSONC</text:span> = Convert.ToBase64String(byte<text:span text:style-name="T28">JSON</text:span>);</text:p>
      <text:p text:style-name="P4"><text:change-end text:change-id="ct156292784"/></text:p>
      <text:p text:style-name="P6"><text:change text:change-id="ct156292424"/><text:change-start text:change-id="ct156292304"/><text:span text:style-name="T26">3</text:span><text:change-end text:change-id="ct156292304"/>)<text:change text:change-id="ct156291464"/><text:change text:change-id="ct586333040"/><text:change-start text:change-id="ct156292064"/> <text:span text:style-name="T26">Junte com o token e crie a URL </text:span><text:change-end text:change-id="ct156292064"/><text:change-start text:change-id="ct156292664"/><text:span text:style-name="T26">para obter os valores do web service</text:span><text:change-end text:change-id="ct156292664"/><text:span text:style-name="T26">:</text:span></text:p>
      <text:p text:style-name="P7"><text:change text:change-id="ct586333160"/><text:change-start text:change-id="ct156293024"/>string strURL = String.format(“http://<text:change-end text:change-id="ct156293024"/><text:change-start text:change-id="ct156291704"/>www.endereco.com.br/ws/servico.php?token={0}&amp;valor={1}<text:change-end text:change-id="ct156291704"/><text:change-start text:change-id="ct457696192"/>”, <text:span text:style-name="T28">strToken, </text:span><text:change-end text:change-id="ct457696192"/><text:change-start text:change-id="ct588068752"/><text:span text:style-name="T28">strJSONC);</text:span><text:change-end text:change-id="ct588068752"/></text:p>
      <text:p text:style-name="P13"/>
      <text:p text:style-name="P8"><text:change text:change-id="ct588071632"/><text:change-start text:change-id="ct588071392"/><text:span text:style-name="T29">4</text:span><text:change-end text:change-id="ct588071392"/>) <text:change text:change-id="ct586331000"/><text:change-start text:change-id="ct588071032"/><text:span text:style-name="T7">O retorno sempre será um JSON</text:span><text:change-end text:change-id="ct588071032"/><text:change text:change-id="ct588069712"/><text:change text:change-id="ct586333280"/><text:change text:change-id="ct588068872"/><text:change text:change-id="ct586333520"/><text:change text:change-id="ct588070192"/><text:change-start text:change-id="ct588071152"/><text:span text:style-name="T7">.</text:span><text:change-end text:change-id="ct588071152"/><text:change-start text:change-id="ct586332560"/></text:p>
      <text:p text:style-name="P10"><text:change-end text:change-id="ct586332560"/><text:change text:change-id="ct586331120"/><text:change text:change-id="ct58633124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5:49:23.629000000</meta:creation-date>
    <dc:date>2017-11-30T10:31:48.042000000</dc:date>
    <meta:editing-duration>PT1H43M36S</meta:editing-duration>
    <meta:editing-cycles>63</meta:editing-cycles>
    <meta:generator>LibreOffice/5.3.6.1$Windows_x86 LibreOffice_project/686f202eff87ef707079aeb7f485847613344eb7</meta:generator>
    <meta:document-statistic meta:table-count="0" meta:image-count="0" meta:object-count="0" meta:page-count="1" meta:paragraph-count="15" meta:word-count="123" meta:character-count="832" meta:non-whitespace-character-count="700"/>
  </office:meta>
</office:document-meta>
</file>